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.4528in"/>
    </style:style>
    <style:style style:name="co31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1945in"/>
    </style:style>
    <style:style style:name="co33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1.7756in"/>
    </style:style>
    <style:style style:name="co34" style:family="table-column">
      <style:table-column-properties fo:break-before="auto" style:column-width="2.6362in"/>
    </style:style>
    <style:style style:name="ro45" style:family="table-row">
      <style:table-row-properties style:row-height="0.559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32" style:family="table-row">
      <style:table-row-properties style:row-height="0.27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6937in" fo:break-before="auto" style:use-optimal-row-height="fals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8189in" fo:break-before="auto" style:use-optimal-row-height="false"/>
    </style:style>
    <style:style style:name="ro23" style:family="table-row">
      <style:table-row-properties style:row-height="1.6272in" fo:break-before="auto" style:use-optimal-row-height="false"/>
    </style:style>
    <style:style style:name="ro24" style:family="table-row">
      <style:table-row-properties style:row-height="1.9382in" fo:break-before="auto" style:use-optimal-row-height="false"/>
    </style:style>
    <style:style style:name="ro25" style:family="table-row">
      <style:table-row-properties style:row-height="1.6063in" fo:break-before="auto" style:use-optimal-row-height="fals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1.3161in" fo:break-before="auto" style:use-optimal-row-height="false"/>
    </style:style>
    <style:style style:name="ro28" style:family="table-row">
      <style:table-row-properties style:row-height="1.7201in" fo:break-before="auto" style:use-optimal-row-height="fals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4866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1.7307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="0.06pt solid #000000"/>
      <style:text-properties style:text-position="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5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98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9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0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0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9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 fo:border="0.06pt solid #000000" style:vertical-align="top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2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5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order="0.06pt solid #000000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0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15" table:default-cell-style-name="ce79"/>
        <table:table-column table:style-name="co16" table:default-cell-style-name="Default"/>
        <table:table-column table:style-name="co17" table:default-cell-style-name="Default"/>
        <table:table-column table:style-name="co23" table:default-cell-style-name="ce34"/>
        <table:table-column table:style-name="co12" table:number-columns-repeated="248" table:default-cell-style-name="ce34"/>
        <table:table-column table:style-name="co12" table:default-cell-style-name="Default"/>
        <table:table-row table:style-name="ro6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8" table:number-columns-repeated="2"/>
          <table:table-cell table:style-name="ce66"/>
          <table:table-cell table:style-name="ce34" table:number-columns-spanned="3" table:number-rows-spanned="1"/>
          <table:covered-table-cell table:style-name="ce34"/>
          <table:covered-table-cell/>
          <table:table-cell table:number-columns-repeated="249"/>
        </table:table-row>
        <table:table-row table:style-name="ro6" table:number-rows-repeated="3">
          <table:table-cell table:style-name="ce35"/>
          <table:table-cell table:number-columns-repeated="2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7">
          <table:table-cell table:style-name="ce35"/>
          <table:table-cell table:number-columns-repeated="2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8">
          <table:table-cell table:style-name="ce35"/>
          <table:table-cell table:style-name="ce39" office:value-type="string">
            <text:p>Social SNIFF TEST </text:p>
          </table:table-cell>
          <table:table-cell table:style-name="ce35"/>
          <table:table-cell table:style-name="ce67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Version:</text:p>
          </table:table-cell>
          <table:table-cell table:style-name="ce48" office:value-type="float" office:value="1.2">
            <text:p>1.2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Issue date:</text:p>
          </table:table-cell>
          <table:table-cell table:style-name="ce49"/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Project Name:</text:p>
          </table:table-cell>
          <table:table-cell table:style-name="ce57" office:value-type="string">
            <text:p>SOC</text:p>
          </table:table-cell>
          <table:table-cell table:style-name="ce68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Module:</text:p>
          </table:table-cell>
          <table:table-cell table:style-name="ce58"/>
          <table:table-cell table:style-name="ce69"/>
          <table:table-cell table:style-name="ce35" table:number-columns-repeated="2"/>
          <table:table-cell table:number-columns-repeated="250"/>
        </table:table-row>
        <table:table-row table:style-name="ro9">
          <table:table-cell table:style-name="ce35"/>
          <table:table-cell table:style-name="ce40" office:value-type="string">
            <text:p>Total Cases:</text:p>
          </table:table-cell>
          <table:table-cell table:style-name="ce58" table:formula="of:=[Summary_Report.E32]" office:value-type="float" office:value="29">
            <text:p>29</text:p>
          </table:table-cell>
          <table:table-cell table:style-name="ce70"/>
          <table:table-cell table:style-name="ce35" table:number-columns-repeated="2"/>
          <table:table-cell table:number-columns-repeated="250"/>
        </table:table-row>
        <table:table-row table:style-name="ro11">
          <table:table-cell table:style-name="ce35"/>
          <table:table-cell table:style-name="ce41" office:value-type="string">
            <text:p>Test Status</text:p>
          </table:table-cell>
          <table:table-cell table:style-name="ce59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70"/>
          <table:table-cell table:style-name="ce35" table:number-columns-repeated="2"/>
          <table:table-cell table:number-columns-repeated="250"/>
        </table:table-row>
        <table:table-row table:style-name="ro12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6" table:number-columns-repeated="248"/>
          <table:table-cell/>
        </table:table-row>
        <table:table-row table:style-name="ro13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6" table:number-columns-repeated="248"/>
          <table:table-cell/>
        </table:table-row>
        <table:table-row table:style-name="ro9">
          <table:table-cell table:style-name="ce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/>
          <table:table-cell table:style-name="ce36" table:number-columns-repeated="247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5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6">
          <table:table-cell table:style-name="ce37"/>
          <table:table-cell table:style-name="ce42" office:value-type="string">
            <text:p>Record of change:</text:p>
          </table:table-cell>
          <table:table-cell table:style-name="ce34"/>
          <table:table-cell table:style-name="ce66"/>
          <table:table-cell table:style-name="ce34" table:number-columns-repeated="2"/>
          <table:table-cell/>
          <table:table-cell table:style-name="ce37" table:number-columns-repeated="248"/>
          <table:table-cell/>
        </table:table-row>
        <table:table-row table:style-name="ro10">
          <table:table-cell table:style-name="ce37"/>
          <table:table-cell table:style-name="ce43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81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style-name="ce44" office:value-type="date" office:date-value="2010-08-12">
            <text:p>12-Aug-2010</text:p>
          </table:table-cell>
          <table:table-cell table:style-name="ce61" office:value-type="string">
            <text:p>1.0</text:p>
          </table:table-cell>
          <table:table-cell table:style-name="ce73" office:value-type="string">
            <text:p>Update Sniff Test with new format</text:p>
          </table:table-cell>
          <table:table-cell table:style-name="ce80" office:value-type="string">
            <text:p>Lap.Nguyen</text:p>
          </table:table-cell>
          <table:table-cell table:style-name="ce80"/>
          <table:table-cell table:style-name="ce85"/>
          <table:table-cell table:style-name="ce37" table:number-columns-repeated="248"/>
          <table:table-cell/>
        </table:table-row>
        <table:table-row table:style-name="ro10">
          <table:table-cell table:style-name="ce37"/>
          <table:table-cell table:style-name="ce44" office:value-type="date" office:date-value="2011-03-03">
            <text:p>3-Mar-2011</text:p>
          </table:table-cell>
          <table:table-cell table:style-name="ce61" office:value-type="string">
            <text:p>1.1</text:p>
          </table:table-cell>
          <table:table-cell table:style-name="ce73" office:value-type="string">
            <text:p>Update Summary sheet and update SNF_SOC_19</text:p>
          </table:table-cell>
          <table:table-cell table:style-name="ce80" office:value-type="string">
            <text:p>Hoa.Nguyen</text:p>
          </table:table-cell>
          <table:table-cell table:style-name="ce80"/>
          <table:table-cell table:style-name="ce85"/>
          <table:table-cell table:style-name="ce37" table:number-columns-repeated="248"/>
          <table:table-cell/>
        </table:table-row>
        <table:table-row table:style-name="ro16">
          <table:table-cell table:style-name="ce37"/>
          <table:table-cell table:style-name="ce45" office:value-type="float" office:value="40674">
            <text:p>11-May-11</text:p>
          </table:table-cell>
          <table:table-cell table:style-name="ce61" office:value-type="string">
            <text:p>1.2</text:p>
          </table:table-cell>
          <table:table-cell table:style-name="ce74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80" office:value-type="string">
            <text:p>Hoa.Nguyen</text:p>
          </table:table-cell>
          <table:table-cell table:style-name="ce80"/>
          <table:table-cell table:style-name="ce8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/>
          <table:table-cell table:style-name="ce37" table:number-columns-repeated="247"/>
          <table:table-cell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7"/>
          <table:table-cell table:number-columns-repeated="249"/>
        </table:table-row>
        <table:table-row table:style-name="ro9">
          <table:table-cell/>
          <table:table-cell table:style-name="ce45"/>
          <table:table-cell table:style-name="ce61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 table:number-rows-repeated="2">
          <table:table-cell/>
          <table:table-cell table:style-name="ce45"/>
          <table:table-cell table:style-name="ce62"/>
          <table:table-cell table:style-name="ce74"/>
          <table:table-cell table:style-name="ce80" table:number-columns-repeated="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3"/>
          <table:table-cell table:style-name="ce75"/>
          <table:table-cell table:style-name="ce80" table:number-columns-repeated="2"/>
          <table:table-cell table:style-name="ce86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5"/>
          <table:table-cell table:style-name="ce64"/>
          <table:table-cell table:style-name="ce76"/>
          <table:table-cell table:style-name="ce80"/>
          <table:table-cell table:style-name="ce8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5"/>
          <table:table-cell table:style-name="ce63"/>
          <table:table-cell table:style-name="ce75"/>
          <table:table-cell table:style-name="ce80"/>
          <table:table-cell table:style-name="ce82"/>
          <table:table-cell table:style-name="ce86"/>
          <table:table-cell table:number-columns-repeated="249"/>
        </table:table-row>
        <table:table-row table:style-name="ro9">
          <table:table-cell/>
          <table:table-cell table:style-name="ce46"/>
          <table:table-cell table:style-name="ce63"/>
          <table:table-cell table:style-name="ce77"/>
          <table:table-cell table:style-name="ce80"/>
          <table:table-cell table:style-name="ce83"/>
          <table:table-cell table:style-name="ce88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63"/>
          <table:table-cell table:style-name="ce78"/>
          <table:table-cell table:style-name="ce80" table:number-columns-repeated="3"/>
          <table:table-cell table:number-columns-repeated="249"/>
        </table:table-row>
        <table:table-row table:style-name="ro9">
          <table:table-cell/>
          <table:table-cell table:style-name="ce47"/>
          <table:table-cell table:style-name="ce65"/>
          <table:table-cell table:style-name="ce75"/>
          <table:table-cell table:style-name="ce65"/>
          <table:table-cell table:style-name="ce82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6" table:number-rows-repeated="11">
          <table:table-cell/>
          <table:table-cell table:style-name="ce34" table:number-columns-repeated="2"/>
          <table:table-cell table:style-name="ce66"/>
          <table:table-cell table:style-name="ce34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48"/>
        <table:table-column table:style-name="co31" table:default-cell-style-name="ce151"/>
        <table:table-column table:style-name="co8" table:default-cell-style-name="ce155"/>
        <table:table-column table:style-name="co32" table:default-cell-style-name="ce159"/>
        <table:table-column table:style-name="co33" table:default-cell-style-name="ce161"/>
        <table:table-row table:style-name="ro45">
          <table:table-cell table:style-name="ce145" office:value-type="string" table:number-columns-spanned="2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49"/>
          <table:table-cell table:style-name="ce153" office:value-type="string" table:number-columns-spanned="1" table:number-rows-spanned="2">
            <text:p>Priority</text:p>
          </table:table-cell>
          <table:table-cell table:style-name="ce156" table:number-columns-repeated="3"/>
        </table:table-row>
        <table:table-row table:style-name="ro1">
          <table:table-cell table:style-name="ce146" office:value-type="string">
            <text:p>Id</text:p>
          </table:table-cell>
          <table:table-cell table:style-name="ce149" office:value-type="string">
            <text:p>Main cases</text:p>
          </table:table-cell>
          <table:covered-table-cell table:style-name="ce153" office:value-type="string">
            <text:p>Priority</text:p>
          </table:covered-table-cell>
          <table:table-cell table:style-name="ce157" office:value-type="string">
            <text:p>Selenium</text:p>
          </table:table-cell>
          <table:table-cell table:style-name="ce156" office:value-type="string" table:number-columns-spanned="2" table:number-rows-spanned="1">
            <text:p>Table of record</text:p>
          </table:table-cell>
          <table:covered-table-cell table:style-name="ce157"/>
        </table:table-row>
        <table:table-row table:style-name="ro1">
          <table:table-cell table:style-name="ce147" office:value-type="string" table:number-columns-spanned="2" table:number-rows-spanned="1">
            <text:p>Manage space, manage people, activities, profile, dashboard</text:p>
          </table:table-cell>
          <table:covered-table-cell table:style-name="ce149"/>
          <table:table-cell table:style-name="ce154"/>
          <table:table-cell table:style-name="ce158"/>
          <table:table-cell table:style-name="ce160" office:value-type="string">
            <text:p>Total of High</text:p>
          </table:table-cell>
          <table:table-cell table:style-name="ce162" table:formula="of:=SUMPRODUCT(([.C4:.C540]=&quot;High&quot;)*([.D4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SOC_SPC_02</text:p>
          </table:table-cell>
          <table:table-cell table:style-name="ce150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Medium</text:p>
          </table:table-cell>
          <table:table-cell table:style-name="ce160" table:formula="of:=SUMPRODUCT(([.C4:.C540]=&quot;Medium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3</text:p>
          </table:table-cell>
          <table:table-cell table:style-name="ce150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Low</text:p>
          </table:table-cell>
          <table:table-cell table:style-name="ce162" table:formula="of:=SUMPRODUCT(([.C4:.C540]=&quot;Low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4</text:p>
          </table:table-cell>
          <table:table-cell table:style-name="ce150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2</text:p>
          </table:table-cell>
          <table:table-cell table:style-name="ce150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8</text:p>
          </table:table-cell>
          <table:table-cell table:style-name="ce152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9</text:p>
          </table:table-cell>
          <table:table-cell table:style-name="ce152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0</text:p>
          </table:table-cell>
          <table:table-cell table:style-name="ce152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1</text:p>
          </table:table-cell>
          <table:table-cell table:style-name="ce152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2</text:p>
          </table:table-cell>
          <table:table-cell table:style-name="ce152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6</text:p>
          </table:table-cell>
          <table:table-cell table:style-name="ce152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7</text:p>
          </table:table-cell>
          <table:table-cell table:style-name="ce152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30</text:p>
          </table:table-cell>
          <table:table-cell table:style-name="ce152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column table:style-name="co33" table:default-cell-style-name="ce161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8" table:number-columns-repeated="11" table:default-cell-style-name="Default"/>
        <table:table-row table:style-name="ro18">
          <table:table-cell/>
          <table:table-cell table:style-name="ce100" table:number-columns-repeated="2"/>
          <table:table-cell table:style-name="ce101" table:number-columns-repeated="2"/>
          <table:table-cell/>
          <table:table-cell table:style-name="ce109"/>
          <table:table-cell table:style-name="ce101" table:number-columns-repeated="2"/>
          <table:table-cell table:style-name="ce123" office:value-type="string">
            <text:p>Passed</text:p>
          </table:table-cell>
          <table:table-cell table:style-name="ce123" table:formula="of:=COUNTIF([.K$7:.K$885];[.$J1])" office:value-type="float" office:value="26">
            <text:p>26</text:p>
          </table:table-cell>
          <table:table-cell table:style-name="ce123" table:formula="of:=COUNTIF([.L$7:.L$885];[.$J1])" office:value-type="float" office:value="26">
            <text:p>26</text:p>
          </table:table-cell>
          <table:table-cell table:style-name="ce123" table:formula="of:=COUNTIF([.M$7:.M$885];[.$J1])" office:value-type="float" office:value="0">
            <text:p>0</text:p>
          </table:table-cell>
          <table:table-cell table:style-name="ce123" table:formula="of:=COUNTIF([.N$7:.N$885];[.$J1])" office:value-type="float" office:value="0">
            <text:p>0</text:p>
          </table:table-cell>
          <table:table-cell table:style-name="ce130" table:number-columns-repeated="5"/>
        </table:table-row>
        <table:table-row table:style-name="ro18">
          <table:table-cell/>
          <table:table-cell table:style-name="ce100" office:value-type="string">
            <text:p>TEST CASES</text:p>
          </table:table-cell>
          <table:table-cell table:style-name="ce100"/>
          <table:table-cell table:style-name="ce101" table:number-columns-repeated="2"/>
          <table:table-cell/>
          <table:table-cell table:style-name="ce109"/>
          <table:table-cell table:style-name="ce101" table:number-columns-repeated="2"/>
          <table:table-cell table:style-name="ce123" office:value-type="string">
            <text:p>Failed</text:p>
          </table:table-cell>
          <table:table-cell table:style-name="ce123" table:formula="of:=COUNTIF([.K$7:.K$885];[.$J2])" office:value-type="float" office:value="2">
            <text:p>2</text:p>
          </table:table-cell>
          <table:table-cell table:style-name="ce123" table:formula="of:=COUNTIF([.L$7:.L$885];[.$J2])" office:value-type="float" office:value="2">
            <text:p>2</text:p>
          </table:table-cell>
          <table:table-cell table:style-name="ce123" table:formula="of:=COUNTIF([.M$7:.M$885];[.$J2])" office:value-type="float" office:value="0">
            <text:p>0</text:p>
          </table:table-cell>
          <table:table-cell table:style-name="ce123" table:formula="of:=COUNTIF([.N$7:.N$885];[.$J2])" office:value-type="float" office:value="0">
            <text:p>0</text:p>
          </table:table-cell>
          <table:table-cell table:style-name="ce130" table:number-columns-repeated="5"/>
        </table:table-row>
        <table:table-row table:style-name="ro18">
          <table:table-cell/>
          <table:table-cell table:style-name="ce101" table:number-columns-repeated="4"/>
          <table:table-cell/>
          <table:table-cell table:style-name="ce109"/>
          <table:table-cell table:style-name="ce101" table:number-columns-repeated="2"/>
          <table:table-cell table:style-name="ce123" office:value-type="string">
            <text:p>Blocked</text:p>
          </table:table-cell>
          <table:table-cell table:style-name="ce123" table:formula="of:=COUNTIF([.K$7:.K$885];[.$J3])" office:value-type="float" office:value="0">
            <text:p>0</text:p>
          </table:table-cell>
          <table:table-cell table:style-name="ce123" table:formula="of:=COUNTIF([.L$7:.L$885];[.$J3])" office:value-type="float" office:value="0">
            <text:p>0</text:p>
          </table:table-cell>
          <table:table-cell table:style-name="ce123" table:formula="of:=COUNTIF([.M$7:.M$885];[.$J3])" office:value-type="float" office:value="0">
            <text:p>0</text:p>
          </table:table-cell>
          <table:table-cell table:style-name="ce123" table:formula="of:=COUNTIF([.N$7:.N$885];[.$J3])" office:value-type="float" office:value="0">
            <text:p>0</text:p>
          </table:table-cell>
          <table:table-cell table:style-name="ce131" table:number-columns-repeated="2"/>
          <table:table-cell table:style-name="ce133"/>
          <table:table-cell table:style-name="ce130" table:number-columns-repeated="2"/>
        </table:table-row>
        <table:table-row table:style-name="ro19">
          <table:table-cell/>
          <table:table-cell table:style-name="ce102" office:value-type="string">
            <text:p>Functions List<text:span text:style-name="T4">:</text:span></text:p>
          </table:table-cell>
          <table:table-cell table:style-name="ce105" office:value-type="string" table:number-columns-spanned="3" table:number-rows-spanned="1">
            <text:p>Space, people, Activity, profile, dashboard</text:p>
          </table:table-cell>
          <table:covered-table-cell table:style-name="ce108"/>
          <table:covered-table-cell table:style-name="ce111"/>
          <table:table-cell/>
          <table:table-cell table:style-name="ce109"/>
          <table:table-cell table:style-name="ce116"/>
          <table:table-cell table:style-name="ce120"/>
          <table:table-cell table:style-name="ce124" office:value-type="string">
            <text:p>Untested</text:p>
          </table:table-cell>
          <table:table-cell table:style-name="ce123" table:formula="of:=COUNTIF([.K$7:.K$885];[.$J4])" office:value-type="float" office:value="0">
            <text:p>0</text:p>
          </table:table-cell>
          <table:table-cell table:style-name="ce123" table:formula="of:=COUNTIF([.L$7:.L$885];[.$J4])" office:value-type="float" office:value="0">
            <text:p>0</text:p>
          </table:table-cell>
          <table:table-cell table:style-name="ce123" table:formula="of:=COUNTIF([.M$7:.M$885];[.$J4])" office:value-type="float" office:value="0">
            <text:p>0</text:p>
          </table:table-cell>
          <table:table-cell table:style-name="ce123" table:formula="of:=COUNTIF([.N$7:.N$885];[.$J4])" office:value-type="float" office:value="0">
            <text:p>0</text:p>
          </table:table-cell>
          <table:table-cell table:style-name="ce131" table:number-columns-repeated="2"/>
          <table:table-cell table:style-name="ce133"/>
          <table:table-cell table:style-name="ce130" table:number-columns-repeated="2"/>
        </table:table-row>
        <table:table-row table:style-name="ro20">
          <table:table-cell/>
          <table:table-cell table:style-name="ce102" office:value-type="string">
            <text:p>Total Main Cases:</text:p>
          </table:table-cell>
          <table:table-cell table:style-name="ce106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109"/>
          <table:table-cell/>
          <table:table-cell table:style-name="ce109"/>
          <table:table-cell table:style-name="ce116"/>
          <table:table-cell table:style-name="ce121"/>
          <table:table-cell office:value-type="string">
            <text:p>N/A</text:p>
          </table:table-cell>
          <table:table-cell table:style-name="ce123" table:formula="of:=COUNTIF([.K$7:.K$885];[.$J5])" office:value-type="float" office:value="1">
            <text:p>1</text:p>
          </table:table-cell>
          <table:table-cell table:style-name="ce123" table:formula="of:=COUNTIF([.L$7:.L$885];[.$J5])" office:value-type="float" office:value="1">
            <text:p>1</text:p>
          </table:table-cell>
          <table:table-cell table:style-name="ce123" table:formula="of:=COUNTIF([.M$7:.M$885];[.$J5])" office:value-type="float" office:value="0">
            <text:p>0</text:p>
          </table:table-cell>
          <table:table-cell table:style-name="ce123" table:formula="of:=COUNTIF([.N$7:.N$885];[.$J5])" office:value-type="float" office:value="0">
            <text:p>0</text:p>
          </table:table-cell>
          <table:table-cell table:style-name="ce131" table:number-columns-repeated="2"/>
          <table:table-cell table:style-name="ce133"/>
          <table:table-cell table:style-name="ce130" table:number-columns-repeated="2"/>
        </table:table-row>
        <table:table-row table:style-name="ro10">
          <table:table-cell table:style-name="ce89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2" table:number-columns-repeated="2"/>
          <table:table-cell table:style-name="ce134" table:number-columns-repeated="3"/>
        </table:table-row>
        <table:table-row table:style-name="ro21">
          <table:table-cell table:style-name="ce90" office:value-type="float" office:value="1">
            <text:p>001</text:p>
          </table:table-cell>
          <table:table-cell table:style-name="ce104" office:value-type="string">
            <text:p>SNF_SOC_SPC_02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anage</text:p>
          </table:table-cell>
          <table:table-cell table:style-name="ce112" office:value-type="string">
            <text:p>Manage Space</text:p>
          </table:table-cell>
          <table:table-cell table:style-name="ce112" office:value-type="string">
            <text:p>Step 1: Manage Space</text:p>
          </table:table-cell>
          <table:table-cell table:style-name="ce113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113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1">
          <table:table-cell table:style-name="ce9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4" office:value-type="string">
            <text:p>SNF_SOC_SPC_03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Search</text:p>
          </table:table-cell>
          <table:table-cell table:style-name="ce112" office:value-type="string">
            <text:p>Search Space</text:p>
          </table:table-cell>
          <table:table-cell table:style-name="ce112" office:value-type="string">
            <text:p>Step 1: Search Space</text:p>
          </table:table-cell>
          <table:table-cell table:style-name="ce113" office:value-type="string">
            <text:p>- Search space by name and description</text:p>
            <text:p>- Search space by directory (filter by A -&gt; Z)</text:p>
            <text:p/>
          </table:table-cell>
          <table:table-cell table:style-name="ce113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22">
          <table:table-cell table:style-name="ce91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4" office:value-type="string">
            <text:p>SNF_SOC_SPC_04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ccess</text:p>
          </table:table-cell>
          <table:table-cell table:style-name="ce112" office:value-type="string">
            <text:p>Access Space</text:p>
          </table:table-cell>
          <table:table-cell table:style-name="ce112" office:value-type="string">
            <text:p>Step 1: Access space</text:p>
          </table:table-cell>
          <table:table-cell table:style-name="ce115" office:value-type="string">
            <text:p><text:span text:style-name="T5">- Create new </text:span><text:span text:style-name="T5">space</text:span></text:p>
            <text:p><text:span text:style-name="T5">- Access the </text:span><text:span text:style-name="T5">Space</text:span></text:p>
          </table:table-cell>
          <table:table-cell table:style-name="ce117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23">
          <table:table-cell table:style-name="ce91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4" office:value-type="string">
            <text:p>SNF_SOC_SPC_05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ctivity</text:p>
          </table:table-cell>
          <table:table-cell table:style-name="ce113" office:value-type="string">
            <text:p>Add Activity on Space</text:p>
          </table:table-cell>
          <table:table-cell table:style-name="ce113" office:value-type="string">
            <text:p>Step 1: Add Activity on Space</text:p>
          </table:table-cell>
          <table:table-cell table:style-name="ce113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113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24">
          <table:table-cell table:style-name="ce91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4" office:value-type="string">
            <text:p>SNF_SOC_SPC_06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ctivity actions</text:p>
          </table:table-cell>
          <table:table-cell table:style-name="ce113" office:value-type="string">
            <text:p>Actions on Space Activity</text:p>
          </table:table-cell>
          <table:table-cell table:style-name="ce113" office:value-type="string">
            <text:p>Step 1: Actions on <text:s/>Activity</text:p>
          </table:table-cell>
          <table:table-cell table:style-name="ce113" office:value-type="string">
            <text:p>- Select an activity in space</text:p>
            <text:p><text:span text:style-name="T6">- Like/Unlike </text:span><text:span text:style-name="T6">activity</text:span></text:p>
            <text:p>- Add/Delete Comment</text:p>
            <text:p><text:span text:style-name="T6">- Delete </text:span><text:span text:style-name="T6">activity</text:span></text:p>
            <text:p/>
          </table:table-cell>
          <table:table-cell table:style-name="ce113" office:value-type="string">
            <text:p>- When user like activity: Show notification that “you like activity”. And text link “Like” is changed to “unlike” text link</text:p>
            <text:p><text:span text:style-name="T6">- Comment </text:span><text:span text:style-name="T6">is 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25">
          <table:table-cell table:style-name="ce91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4" office:value-type="string">
            <text:p>SNF_SOC_SPC_07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Invite</text:p>
          </table:table-cell>
          <table:table-cell table:style-name="ce113" office:value-type="string">
            <text:p>Invite/Accept user to Space</text:p>
          </table:table-cell>
          <table:table-cell table:style-name="ce113" office:value-type="string">
            <text:p>Step 1: Invite/Accept user</text:p>
          </table:table-cell>
          <table:table-cell table:style-name="ce113" office:value-type="string">
            <text:p>- Add and access space</text:p>
            <text:p>- Go to Space settings -&gt; member</text:p>
            <text:p>- Send Invitation to users</text:p>
            <text:p><text:span text:style-name="T6">- Login by </text:span><text:span text:style-name="T6">invited user:</text:span></text:p>
            <text:p><text:span text:style-name="T6">+ An user is </text:span><text:span text:style-name="T6">Accept </text:span><text:span text:style-name="T6">invitation </text:span></text:p>
            <text:p><text:span text:style-name="T6">+ Another </text:span><text:span text:style-name="T6">user is deny </text:span><text:span text:style-name="T6">invitation</text:span></text:p>
            <text:p/>
          </table:table-cell>
          <table:table-cell table:style-name="ce113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26">
          <table:table-cell table:style-name="ce91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4" office:value-type="string">
            <text:p>SNF_SOC_SPC_08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Request</text:p>
          </table:table-cell>
          <table:table-cell table:style-name="ce113" office:value-type="string">
            <text:p>Request/Accept user to Space</text:p>
          </table:table-cell>
          <table:table-cell table:style-name="ce113" office:value-type="string">
            <text:p>Step 1: Request/Accept user</text:p>
          </table:table-cell>
          <table:table-cell table:style-name="ce113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113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27">
          <table:table-cell table:style-name="ce91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4" office:value-type="string">
            <text:p>SNF_SOC_SPC_09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Remove</text:p>
          </table:table-cell>
          <table:table-cell table:style-name="ce113" office:value-type="string">
            <text:p>Remove user from space</text:p>
          </table:table-cell>
          <table:table-cell table:style-name="ce113" office:value-type="string">
            <text:p>Step 1: Remove user</text:p>
          </table:table-cell>
          <table:table-cell table:style-name="ce113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13" office:value-type="string">
            <text:p>- User become member of Space</text:p>
            <text:p>- User is remove out space. User is not display on Member list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28">
          <table:table-cell table:style-name="ce91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4" office:value-type="string">
            <text:p>SNF_SOC_SPC_10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ember/Change Role</text:p>
          </table:table-cell>
          <table:table-cell table:style-name="ce113" office:value-type="string">
            <text:p>Change member's role in Space</text:p>
          </table:table-cell>
          <table:table-cell table:style-name="ce113" office:value-type="string">
            <text:p>Step 1: Change member's role</text:p>
          </table:table-cell>
          <table:table-cell table:style-name="ce113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setting </text:span><text:span text:style-name="T6">-&gt; member </text:span><text:span text:style-name="T6">tab</text:span></text:p>
            <text:p>- Select user and click on Remove Leader or Make Leader icon</text:p>
          </table:table-cell>
          <table:table-cell table:style-name="ce113" office:value-type="string">
            <text:p>- User become member of Space</text:p>
            <text:p>- After make user is leader, user can access space setting of space.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29">
          <table:table-cell table:style-name="ce91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4" office:value-type="string">
            <text:p>SNF_SOC_SPC_11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Applications</text:p>
          </table:table-cell>
          <table:table-cell table:style-name="ce113" office:value-type="string">
            <text:p>Add/Edit/Delete application on Space</text:p>
          </table:table-cell>
          <table:table-cell table:style-name="ce113" office:value-type="string">
            <text:p>Step 1: Add/Edit/Delete application</text:p>
          </table:table-cell>
          <table:table-cell table:style-name="ce113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113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1">
          <table:table-cell table:style-name="ce91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4" office:value-type="string">
            <text:p>SNF_SOC_SPC_12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eave</text:p>
          </table:table-cell>
          <table:table-cell table:style-name="ce112" office:value-type="string">
            <text:p>Leave Space</text:p>
          </table:table-cell>
          <table:table-cell table:style-name="ce112" office:value-type="string">
            <text:p>Step 1: Leave Space</text:p>
          </table:table-cell>
          <table:table-cell table:style-name="ce113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113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30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4" office:value-type="string">
            <text:p>SNF_SOC_SPC_13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Manage navigation</text:p>
          </table:table-cell>
          <table:table-cell table:style-name="ce113" office:value-type="string">
            <text:p>Manage Space Navigation </text:p>
          </table:table-cell>
          <table:table-cell table:style-name="ce113" office:value-type="string">
            <text:p>Step 1: Manage Space Navigation </text:p>
          </table:table-cell>
          <table:table-cell table:style-name="ce113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113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1">
          <table:table-cell table:style-name="ce91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4" office:value-type="string">
            <text:p>SNF_SOC_SPC_14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ist/Invitation</text:p>
          </table:table-cell>
          <table:table-cell table:style-name="ce113" office:value-type="string">
            <text:p>Check Invitation space list</text:p>
          </table:table-cell>
          <table:table-cell table:style-name="ce113" office:value-type="string">
            <text:p>Step 1: Check displaying on Invitation space list</text:p>
          </table:table-cell>
          <table:table-cell table:style-name="ce113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113" office:value-type="string">
            <text:p>- Show all invited space. User can accept/deny invitation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1">
          <table:table-cell table:style-name="ce91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4" office:value-type="string">
            <text:p>SNF_SOC_SPC_15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ist/Pending</text:p>
          </table:table-cell>
          <table:table-cell table:style-name="ce113" office:value-type="string">
            <text:p>Check Pending space list</text:p>
          </table:table-cell>
          <table:table-cell table:style-name="ce113" office:value-type="string">
            <text:p>Step 1: Check displaying on Pending space list</text:p>
          </table:table-cell>
          <table:table-cell table:style-name="ce113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113" office:value-type="string">
            <text:p>- Show all request space. user can remove user's request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6">
          <table:table-cell table:style-name="ce91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4" office:value-type="string">
            <text:p>SNF_SOC_SPC_16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Space/List/Public</text:p>
          </table:table-cell>
          <table:table-cell table:style-name="ce113" office:value-type="string">
            <text:p>Check Public space list</text:p>
          </table:table-cell>
          <table:table-cell table:style-name="ce113" office:value-type="string">
            <text:p>Step 1: Public space list</text:p>
          </table:table-cell>
          <table:table-cell table:style-name="ce113" office:value-type="string">
            <text:p>- Create new space</text:p>
            <text:p>- Login by other user</text:p>
            <text:p>- Access Space/Public space</text:p>
          </table:table-cell>
          <table:table-cell table:style-name="ce113" office:value-type="string">
            <text:p>- Show created space. User can send request to join space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31">
          <table:table-cell table:style-name="ce91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4" office:value-type="string">
            <text:p>SNF_SOC_PEO_17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List</text:p>
          </table:table-cell>
          <table:table-cell table:style-name="ce113" office:value-type="string">
            <text:p>Check People listing</text:p>
          </table:table-cell>
          <table:table-cell table:style-name="ce113" office:value-type="string">
            <text:p>Step 1: People listing</text:p>
          </table:table-cell>
          <table:table-cell table:style-name="ce113" office:value-type="string">
            <text:p>Click on [People] in Navigation Bar</text:p>
          </table:table-cell>
          <table:table-cell table:style-name="ce113" office:value-type="string">
            <text:p>Show all users on Social and user can send friend request to other use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N/A</text:p>
          </table:table-cell>
          <table:table-cell table:style-name="ce127" office:value-type="string">
            <text:p>SOC-2657</text:p>
          </table:table-cell>
          <table:table-cell table:style-name="ce127"/>
          <table:table-cell table:style-name="ce133" table:number-columns-repeated="5"/>
        </table:table-row>
        <table:table-row table:style-name="ro11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4" office:value-type="string">
            <text:p>SNF_SOC_PEO_18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Search</text:p>
          </table:table-cell>
          <table:table-cell table:style-name="ce114" office:value-type="string">
            <text:p>Search people</text:p>
          </table:table-cell>
          <table:table-cell table:style-name="ce114" office:value-type="string">
            <text:p>Step 1: Search people</text:p>
          </table:table-cell>
          <table:table-cell table:style-name="ce113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113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Failed</text:p>
          </table:table-cell>
          <table:table-cell table:style-name="ce127" office:value-type="string">
            <text:p>SOC-2658</text:p>
          </table:table-cell>
          <table:table-cell table:style-name="ce127"/>
          <table:table-cell table:style-name="ce133" table:number-columns-repeated="5"/>
        </table:table-row>
        <table:table-row table:style-name="ro33">
          <table:table-cell table:style-name="ce91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4" office:value-type="string">
            <text:p>SNF_SOC_PEO_19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Invite</text:p>
          </table:table-cell>
          <table:table-cell table:style-name="ce114" office:value-type="string">
            <text:p>Accept/Deny Invitation </text:p>
          </table:table-cell>
          <table:table-cell table:style-name="ce114" office:value-type="string">
            <text:p>Step 1: Send invitation</text:p>
          </table:table-cell>
          <table:table-cell table:style-name="ce113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113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30">
          <table:table-cell table:style-name="ce91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4" office:value-type="string">
            <text:p>SNF_SOC_PEO_20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Network</text:p>
          </table:table-cell>
          <table:table-cell table:style-name="ce114" office:value-type="string">
            <text:p>Network list</text:p>
          </table:table-cell>
          <table:table-cell table:style-name="ce114" office:value-type="string">
            <text:p>Step 1: Open Network list</text:p>
          </table:table-cell>
          <table:table-cell table:style-name="ce113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113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1">
          <table:table-cell table:style-name="ce91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4" office:value-type="string">
            <text:p>SNF_SOC_PEO_21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Incoming list</text:p>
          </table:table-cell>
          <table:table-cell table:style-name="ce114" office:value-type="string">
            <text:p>Incoming list</text:p>
          </table:table-cell>
          <table:table-cell table:style-name="ce114" office:value-type="string">
            <text:p>Step 1: Open Incoming list</text:p>
          </table:table-cell>
          <table:table-cell table:style-name="ce113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113" office:value-type="string">
            <text:p>- Display all user's invitations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1">
          <table:table-cell table:style-name="ce91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4" office:value-type="string">
            <text:p>SNF_SOC_PEO_22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utgoing list</text:p>
          </table:table-cell>
          <table:table-cell table:style-name="ce114" office:value-type="string">
            <text:p>Outgoing list</text:p>
          </table:table-cell>
          <table:table-cell table:style-name="ce114" office:value-type="string">
            <text:p>Step 1: Open Outgoing list</text:p>
          </table:table-cell>
          <table:table-cell table:style-name="ce113" office:value-type="string">
            <text:p>- Invite user</text:p>
            <text:p>- User goes to People/Connections/Outgoing</text:p>
            <text:p>- Remove User</text:p>
          </table:table-cell>
          <table:table-cell table:style-name="ce113" office:value-type="string">
            <text:p>- Display all user's requests</text:p>
            <text:p>- Remove invited use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33">
          <table:table-cell table:style-name="ce91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4" office:value-type="string">
            <text:p>SNF_SOC_PEO_23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Activities/Add</text:p>
          </table:table-cell>
          <table:table-cell table:style-name="ce113" office:value-type="string">
            <text:p>Add User's Activity</text:p>
          </table:table-cell>
          <table:table-cell table:style-name="ce113" office:value-type="string">
            <text:p>Step 1: Add User's Activity</text:p>
          </table:table-cell>
          <table:table-cell table:style-name="ce113" office:value-type="string">
            <text:p>- Access user's activities</text:p>
            <text:p>- Add Activity</text:p>
            <text:p>- Add share link</text:p>
            <text:p/>
          </table:table-cell>
          <table:table-cell table:style-name="ce113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</text:span><text:span text:style-name="T6">share link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  <text:p/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34">
          <table:table-cell table:style-name="ce91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4" office:value-type="string">
            <text:p>SNF_SOC_PEO_24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Activities/Actions</text:p>
          </table:table-cell>
          <table:table-cell table:style-name="ce113" office:value-type="string">
            <text:p>Actions on <text:s/>Activity</text:p>
          </table:table-cell>
          <table:table-cell table:style-name="ce113" office:value-type="string">
            <text:p>Step 1: Actions on <text:s/>Activity</text:p>
          </table:table-cell>
          <table:table-cell table:style-name="ce113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113" office:value-type="string">
            <text:p>- When user like activity: Show notification that “you like activity”. And text link “Like” is changed to “unlike” text link</text:p>
            <text:p><text:span text:style-name="T6">- Comment </text:span><text:span text:style-name="T6">is 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35">
          <table:table-cell table:style-name="ce91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4" office:value-type="string">
            <text:p>SNF_SOC_PEO_25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ther User/Activities</text:p>
          </table:table-cell>
          <table:table-cell table:style-name="ce113" office:value-type="string">
            <text:p>View activities of other user</text:p>
          </table:table-cell>
          <table:table-cell table:style-name="ce113" office:value-type="string">
            <text:p>Step 1: View activities </text:p>
          </table:table-cell>
          <table:table-cell table:style-name="ce113" office:value-type="string">
            <text:p>- Click on name or avatar</text:p>
            <text:p>- Access Activity</text:p>
          </table:table-cell>
          <table:table-cell table:style-name="ce113" office:value-type="string">
            <text:p>- Show all activities of other user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6">
          <table:table-cell table:style-name="ce91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4" office:value-type="string">
            <text:p>SNF_SOC_PEO_26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Profile/Edit</text:p>
          </table:table-cell>
          <table:table-cell table:style-name="ce114" office:value-type="string">
            <text:p>View and Edit user's profile</text:p>
          </table:table-cell>
          <table:table-cell table:style-name="ce114" office:value-type="string">
            <text:p>Step 1: View and Edit user's profile</text:p>
          </table:table-cell>
          <table:table-cell table:style-name="ce113" office:value-type="string">
            <text:p>- Access user profile</text:p>
            <text:p>- Edit user's information</text:p>
            <text:p>- Change user's avatar</text:p>
          </table:table-cell>
          <table:table-cell table:style-name="ce113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22" office:value-type="string">
            <text:p>High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0">
          <table:table-cell table:style-name="ce91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4" office:value-type="string">
            <text:p>SNF_SOC_PEO_27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ther User/Profile</text:p>
          </table:table-cell>
          <table:table-cell table:style-name="ce114" office:value-type="string">
            <text:p>View profile of other user</text:p>
          </table:table-cell>
          <table:table-cell table:style-name="ce114" office:value-type="string">
            <text:p>Step 1: View profile </text:p>
          </table:table-cell>
          <table:table-cell table:style-name="ce113" office:value-type="string">
            <text:p>- Click on name or avatar</text:p>
            <text:p>- Access profile</text:p>
          </table:table-cell>
          <table:table-cell table:style-name="ce118" office:value-type="string">
            <text:p>Show all information of friend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3" table:number-columns-repeated="5"/>
        </table:table-row>
        <table:table-row table:style-name="ro16">
          <table:table-cell table:style-name="ce91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4" office:value-type="string">
            <text:p>SNF_SOC_PEO_28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Dashboard/Drag and Drop</text:p>
          </table:table-cell>
          <table:table-cell table:style-name="ce113" office:value-type="string">
            <text:p>Drag &amp; drop gadget in Dashboard</text:p>
          </table:table-cell>
          <table:table-cell table:style-name="ce113" office:value-type="string">
            <text:p>Step 1: Drag &amp; drop gadget in Dashboard</text:p>
          </table:table-cell>
          <table:table-cell table:style-name="ce113" office:value-type="string">
            <text:p>- Access dashboard</text:p>
            <text:p>- Drag &amp; drop gadget of Social ( calendar, todo, calculator, …)</text:p>
          </table:table-cell>
          <table:table-cell table:style-name="ce113" office:value-type="string">
            <text:p>- Dashboard page is displayed <text:s/>with a default tab</text:p>
            <text:p>- New gadget is added into dashboard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3" table:number-columns-repeated="5"/>
        </table:table-row>
        <table:table-row table:style-name="ro21">
          <table:table-cell table:style-name="ce91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4" office:value-type="string">
            <text:p>SNF_SOC_PEO_29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Dashboard/View link</text:p>
          </table:table-cell>
          <table:table-cell table:style-name="ce113" office:value-type="string">
            <text:p>Share and View link for friend</text:p>
          </table:table-cell>
          <table:table-cell table:style-name="ce113" office:value-type="string">
            <text:p>Step 1: Share and View link for friend</text:p>
          </table:table-cell>
          <table:table-cell table:style-name="ce113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9" office:value-type="string">
            <text:p>- Show message to user known links was shared</text:p>
            <text:p>- Shared link is displayed on User's activity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8" office:value-type="string">
            <text:p>Failed</text:p>
          </table:table-cell>
          <table:table-cell table:style-name="ce128" office:value-type="string">
            <text:p>TESTVN-5390</text:p>
          </table:table-cell>
          <table:table-cell table:style-name="ce128"/>
          <table:table-cell table:style-name="ce133" table:number-columns-repeated="5"/>
        </table:table-row>
        <table:table-row table:style-name="ro16">
          <table:table-cell table:style-name="ce91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4" office:value-type="string">
            <text:p>SNF_SOC_PEO_30</text:p>
          </table:table-cell>
          <table:table-cell table:style-name="ce107" office:value-type="float" office:value="1">
            <text:p>001</text:p>
          </table:table-cell>
          <table:table-cell table:style-name="ce110" office:value-type="string">
            <text:p>Social/people/Other User/Network</text:p>
          </table:table-cell>
          <table:table-cell table:style-name="ce114" office:value-type="string">
            <text:p>View Connections list of other user</text:p>
          </table:table-cell>
          <table:table-cell table:style-name="ce114" office:value-type="string">
            <text:p>Step 1: View Connections list</text:p>
          </table:table-cell>
          <table:table-cell table:style-name="ce113" office:value-type="string">
            <text:p>- Click on name or avatar</text:p>
            <text:p>- Access Connections</text:p>
          </table:table-cell>
          <table:table-cell table:style-name="ce118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22" office:value-type="string">
            <text:p>Medium</text:p>
          </table:table-cell>
          <table:table-cell table:style-name="ce125" office:value-type="string">
            <text:p>maamoun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3" table:number-columns-repeated="5"/>
        </table:table-row>
        <table:table-row table:style-name="ro45" table:number-rows-repeated="201">
          <table:table-cell table:number-columns-repeated="19"/>
        </table:table-row>
        <table:table-row table:style-name="ro45" table:number-rows-repeated="10">
          <table:table-cell table:number-columns-repeated="10"/>
          <table:table-cell table:style-name="ce129" table:number-columns-repeated="4"/>
          <table:table-cell table:number-columns-repeated="5"/>
        </table:table-row>
        <table:table-row table:style-name="ro45">
          <table:table-cell table:number-columns-repeated="10"/>
          <table:table-cell table:style-name="ce129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72"/>
        <table:table-column table:style-name="co20" table:default-cell-style-name="ce55"/>
        <table:table-column table:style-name="co21" table:default-cell-style-name="ce55"/>
        <table:table-column table:style-name="co22" table:default-cell-style-name="ce98"/>
        <table:table-row table:style-name="ro32">
          <table:table-cell table:style-name="ce92" office:value-type="string" table:number-columns-spanned="4" table:number-rows-spanned="1">
            <text:p>Social Main Functionalities List</text:p>
          </table:table-cell>
          <table:covered-table-cell table:number-columns-repeated="3" table:style-name="ce94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4">
          <table:table-cell table:style-name="ce50" office:value-type="string">
            <text:p>Id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97"/>
        </table:table-row>
        <table:table-row table:style-name="ro14">
          <table:table-cell office:value-type="string">
            <text:p>SNF_SOC_SPC_02</text:p>
          </table:table-cell>
          <table:table-cell office:value-type="string">
            <text:p>Manage Space</text:p>
          </table:table-cell>
          <table:table-cell table:number-columns-repeated="2"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3</text:p>
          </table:table-cell>
          <table:table-cell office:value-type="string">
            <text:p>Search Space</text:p>
          </table:table-cell>
          <table:table-cell table:number-columns-repeated="2"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4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5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6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7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8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9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0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1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2</text:p>
          </table:table-cell>
          <table:table-cell office:value-type="string">
            <text:p>Space Action</text:p>
          </table:table-cell>
          <table:table-cell table:number-columns-repeated="2"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3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4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5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6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7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8</text:p>
          </table:table-cell>
          <table:table-cell office:value-type="string">
            <text:p>Search People</text:p>
          </table:table-cell>
          <table:table-cell table:number-columns-repeated="2"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9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0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1</text:p>
          </table:table-cell>
          <table:table-cell office:value-type="string">
            <text:p>People Incoming list</text:p>
          </table:table-cell>
          <table:table-cell table:number-columns-repeated="2"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2</text:p>
          </table:table-cell>
          <table:table-cell office:value-type="string">
            <text:p>People Outgoing list</text:p>
          </table:table-cell>
          <table:table-cell table:number-columns-repeated="2"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3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4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5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6</text:p>
          </table:table-cell>
          <table:table-cell office:value-type="string">
            <text:p>User's Profile</text:p>
          </table:table-cell>
          <table:table-cell table:number-columns-repeated="2"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7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30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4">
          <table:table-cell table:style-name="ce93" office:value-type="string">
            <text:p>TOTAL</text:p>
          </table:table-cell>
          <table:table-cell table:style-name="ce95"/>
          <table:table-cell table:style-name="ce96" table:number-columns-repeated="2"/>
          <table:table-cell table:style-name="ce99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5/16/2012</text:date>, <text:time>14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Minh Nguyen</meta:initial-creator>
    <meta:creation-date>2008-12-16T22:10:12</meta:creation-date>
    <dc:creator>exoplatform </dc:creator>
    <dc:date>2012-05-16T14:32:10</dc:date>
    <meta:editing-cycles>161</meta:editing-cycles>
    <meta:editing-duration>P2DT16H6M37S</meta:editing-duration>
    <meta:document-statistic meta:table-count="4" meta:cell-count="680" meta:object-count="1"/>
    <meta:user-defined meta:name="Info 1"/>
    <meta:user-defined meta:name="Info 2"/>
    <meta:user-defined meta:name="Info 3"/>
    <meta:user-defined meta:name="Info 4"/>
  </office:meta>
</office:document-meta>
</file>